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9933" draw:auto-grow-height="false" fo:min-height="2.778cm" fo:min-width="5.847cm" fo:wrap-option="no-wrap"/>
    </style:style>
    <style:style style:name="gr2" style:family="graphic" style:parent-style-name="standard">
      <style:graphic-properties draw:fill-color="#009933" draw:textarea-horizontal-align="justify" draw:textarea-vertical-align="middle" draw:auto-grow-height="false" fo:min-height="1.276cm" fo:min-width="0.636cm"/>
    </style:style>
    <style:style style:name="gr3" style:family="graphic" style:parent-style-name="standard">
      <style:graphic-properties draw:textarea-horizontal-align="justify" draw:textarea-vertical-align="middle" draw:auto-grow-height="false" fo:min-height="1.049cm" fo:min-width="1.743cm"/>
    </style:style>
    <style:style style:name="gr4" style:family="graphic" style:parent-style-name="standard">
      <style:graphic-properties draw:auto-grow-height="false" fo:min-height="5.63cm" fo:min-width="9.596cm" fo:wrap-option="no-wrap"/>
    </style:style>
    <style:style style:name="gr5" style:family="graphic" style:parent-style-name="standard">
      <style:graphic-properties draw:auto-grow-height="false" fo:min-height="1.777cm" fo:min-width="7.198cm" fo:wrap-option="no-wrap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auto-grow-height="false" fo:min-height="1.795cm" fo:min-width="7.196cm" fo:wrap-option="no-wrap"/>
    </style:style>
    <style:style style:name="gr8" style:family="graphic" style:parent-style-name="standard">
      <style:graphic-properties draw:textarea-horizontal-align="justify" draw:textarea-vertical-align="middle" draw:auto-grow-height="false" fo:min-height="1.185cm" fo:min-width="0.942cm"/>
    </style:style>
    <style:style style:name="gr9" style:family="graphic" style:parent-style-name="standard">
      <style:graphic-properties draw:fill-color="#009933" draw:textarea-horizontal-align="justify" draw:textarea-vertical-align="middle" draw:auto-grow-height="false" fo:min-height="0.761cm" fo:min-width="1.276cm"/>
    </style:style>
    <style:style style:name="gr10" style:family="graphic" style:parent-style-name="standard">
      <style:graphic-properties svg:stroke-opacity="0%" draw:fill-color="#579d1c" draw:auto-grow-height="false" fo:min-height="2.321cm" fo:min-width="3.479cm" fo:wrap-option="no-wrap"/>
    </style:style>
    <style:style style:name="gr11" style:family="graphic" style:parent-style-name="standard">
      <style:graphic-properties svg:stroke-opacity="0%" draw:fill="solid" draw:fill-color="#ffd320" draw:textarea-horizontal-align="justify" draw:textarea-vertical-align="middle" draw:auto-grow-height="false" fo:min-height="0.724cm" fo:min-width="1.771cm"/>
    </style:style>
    <style:style style:name="gr12" style:family="graphic" style:parent-style-name="standard">
      <style:graphic-properties svg:stroke-opacity="0%" draw:fill="solid" draw:fill-color="#ffd320" draw:textarea-horizontal-align="justify" draw:textarea-vertical-align="middle" draw:auto-grow-height="false" fo:min-height="1.021cm" fo:min-width="0.864cm"/>
    </style:style>
    <style:style style:name="gr13" style:family="graphic" style:parent-style-name="standard">
      <style:graphic-properties svg:stroke-opacity="0%" draw:fill="solid" draw:fill-color="#ffd320" draw:auto-grow-height="false" fo:min-height="3.718cm" fo:min-width="2.071cm" fo:wrap-option="no-wrap"/>
    </style:style>
    <style:style style:name="gr14" style:family="graphic" style:parent-style-name="standard">
      <style:graphic-properties svg:stroke-color="#000000" svg:stroke-opacity="0%" draw:fill-color="#6699cc" draw:auto-grow-height="false" fo:min-height="2.294cm" fo:min-width="3.481cm" fo:wrap-option="no-wrap" draw:shadow="hidden"/>
    </style:style>
    <style:style style:name="gr15" style:family="graphic" style:parent-style-name="objectwithoutfill">
      <style:graphic-properties draw:marker-start="Arrow" draw:marker-start-width="0.3cm" draw:marker-end="Arrow" draw:marker-end-width="0.3cm" svg:stroke-opacity="100%" draw:fill="none" draw:textarea-vertical-align="middle"/>
    </style:style>
    <style:style style:name="gr16" style:family="graphic" style:parent-style-name="standard">
      <style:graphic-properties svg:stroke-color="#000000" svg:stroke-opacity="0%" draw:fill-color="#6699cc" draw:textarea-horizontal-align="justify" draw:textarea-vertical-align="middle" draw:auto-grow-height="false" fo:min-height="0.512cm" fo:min-width="0.897cm" draw:shadow="hidden"/>
    </style:style>
    <style:style style:name="gr17" style:family="graphic" style:parent-style-name="standard">
      <style:graphic-properties svg:stroke-opacity="0%" draw:fill="solid" draw:fill-color="#ff9900" draw:textarea-horizontal-align="justify" draw:textarea-vertical-align="middle" draw:auto-grow-height="false" fo:min-height="1.18cm" fo:min-width="1.079cm"/>
    </style:style>
    <style:style style:name="gr18" style:family="graphic" style:parent-style-name="standard">
      <style:graphic-properties svg:stroke-opacity="0%" draw:fill="solid" draw:fill-color="#ffd320" draw:textarea-horizontal-align="justify" draw:textarea-vertical-align="middle" draw:auto-grow-height="false" fo:min-height="1.18cm" fo:min-width="1.079cm"/>
    </style:style>
    <style:style style:name="gr1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0" style:family="graphic" style:parent-style-name="standard">
      <style:graphic-properties draw:fill-color="#579d1c" draw:textarea-horizontal-align="justify" draw:textarea-vertical-align="middle" draw:auto-grow-height="false" fo:min-height="0.356cm" fo:min-width="2.168cm"/>
    </style:style>
    <style:style style:name="P1" style:family="paragraph">
      <style:text-properties fo:font-size="13pt"/>
    </style:style>
    <style:style style:name="P2" style:family="paragraph">
      <loext:graphic-properties draw:fill-color="#009933"/>
      <style:text-properties fo:font-size="13pt"/>
    </style:style>
    <style:style style:name="P3" style:family="paragraph">
      <style:paragraph-properties fo:text-align="center"/>
      <style:text-properties fo:font-size="13pt"/>
    </style:style>
    <style:style style:name="P4" style:family="paragraph">
      <loext:graphic-properties draw:fill-color="#009933"/>
      <style:paragraph-properties fo:text-align="center"/>
      <style:text-properties fo:font-size="13pt"/>
    </style:style>
    <style:style style:name="P5" style:family="paragraph">
      <loext:graphic-properties draw:fill="none"/>
      <style:paragraph-properties fo:text-align="center"/>
      <style:text-properties fo:font-size="13pt"/>
    </style:style>
    <style:style style:name="P6" style:family="paragraph">
      <loext:graphic-properties draw:fill-color="#579d1c"/>
      <style:text-properties fo:font-size="13pt"/>
    </style:style>
    <style:style style:name="P7" style:family="paragraph">
      <loext:graphic-properties draw:fill="solid" draw:fill-color="#ffd320"/>
      <style:paragraph-properties fo:text-align="center"/>
      <style:text-properties fo:font-size="13pt"/>
    </style:style>
    <style:style style:name="P8" style:family="paragraph">
      <loext:graphic-properties draw:fill="solid" draw:fill-color="#ffd320"/>
      <style:text-properties fo:font-size="13pt"/>
    </style:style>
    <style:style style:name="P9" style:family="paragraph">
      <loext:graphic-properties draw:fill-color="#6699cc"/>
      <style:text-properties fo:font-size="13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fo:font-size="13pt" style:font-size-asian="13pt" style:font-size-complex="13pt"/>
    </style:style>
    <style:style style:name="P12" style:family="paragraph">
      <loext:graphic-properties draw:fill-color="#6699cc"/>
      <style:paragraph-properties fo:text-align="center"/>
      <style:text-properties fo:font-size="13pt" style:font-size-asian="13pt" style:font-size-complex="13pt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ff9900"/>
      <style:paragraph-properties fo:text-align="center"/>
    </style:style>
    <style:style style:name="P15" style:family="paragraph">
      <loext:graphic-properties draw:fill="solid" draw:fill-color="#ffd320"/>
      <style:paragraph-properties fo:text-align="center"/>
    </style:style>
    <style:style style:name="P16" style:family="paragraph">
      <loext:graphic-properties draw:fill-color="#579d1c"/>
      <style:paragraph-properties fo:text-align="center"/>
      <style:text-properties fo:font-size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459cm" svg:height="3.14cm" svg:x="1.762cm" svg:y="1.762cm">
          <text:p text:style-name="P1">GRASS GIS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91.87585577361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4" xml:id="id1" draw:id="id1" draw:layer="layout" svg:width="2.153cm" svg:height="1.525cm" svg:x="2.48cm" svg:y="2.749cm">
          <text:p text:style-name="P3">vector </text:p>
          <text:p text:style-name="P3">map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3" draw:text-style-name="P3" xml:id="id2" draw:id="id2" draw:layer="layout" svg:width="2.242cm" svg:height="1.525cm" svg:x="9.045cm" svg:y="7.222cm">
          <text:p text:style-name="P3">GeoJSON</text:p>
          <text:p text:style-name="P3">file</text:p>
          <draw:enhanced-geometry svg:viewBox="0 0 21600 21600" draw:glue-points="10800 0 0 10800 10800 21600 21600 10800" draw:text-areas="0 0 21600 ?f11" draw:type="paper" draw:modifiers="18179.09319899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1" draw:layer="layout" svg:width="10.316cm" svg:height="6.1cm" svg:x="2.749cm" svg:y="5.978cm">
          <text:p text:style-name="P1">HDFS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91.87585577361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text-style-name="P1" draw:layer="layout" svg:width="7.984cm" svg:height="2.313cm" svg:x="4.094cm" svg:y="6.715cm">
          <text:p text:style-name="P1">grass_data_hdfs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335.04373177843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6" draw:text-style-name="P5" draw:layer="layout" draw:line-skew="1.699cm" svg:x1="4.633cm" svg:y1="3.512cm" svg:x2="9.045cm" svg:y2="7.984cm" draw:start-shape="id1" draw:start-glue-point="8" draw:end-shape="id2" svg:d="M4633 3512h3905v4472h507" svg:viewBox="0 0 4413 4473">
          <text:p/>
        </draw:connector>
        <draw:custom-shape draw:style-name="gr7" draw:text-style-name="P1" draw:layer="layout" svg:width="7.984cm" svg:height="2.333cm" svg:x="4.184cm" svg:y="9.297cm">
          <text:p text:style-name="P1">/root/hive/warehouse<text:tab/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335.04373177843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" draw:text-style-name="P3" draw:layer="layout" svg:width="1.884cm" svg:height="1.435cm" svg:x="9.297cm" svg:y="9.746cm">
          <text:p text:style-name="P3">Hive</text:p>
          <text:p text:style-name="P3">tabl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9" draw:text-style-name="P4" draw:layer="layout" svg:width="1.884cm" svg:height="1.119cm" svg:x="15.245cm" svg:y="7.35cm">
          <text:p text:style-name="P3">h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xml:id="id3" draw:id="id3" draw:layer="layout" svg:width="4.075cm" svg:height="2.667cm" svg:x="2.397cm" svg:y="14.551cm">
          <text:p text:style-name="P1">GRASS Dataset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391.87585577361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text-style-name="P3" draw:layer="layout" svg:width="2.242cm" svg:height="1.525cm" svg:x="9.046cm" svg:y="7.222cm">
          <text:p text:style-name="P3">GeoJSON</text:p>
          <text:p text:style-name="P3">file</text:p>
          <draw:enhanced-geometry svg:viewBox="0 0 21600 21600" draw:glue-points="10800 0 0 10800 10800 21600 21600 10800" draw:text-areas="0 0 21600 ?f11" draw:type="paper" draw:modifiers="18179.09319899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7" draw:layer="layout" svg:width="2.27cm" svg:height="1.144cm" svg:x="14.224cm" svg:y="14.969cm">
          <text:p text:style-name="P3">GeoJSON</text:p>
          <draw:enhanced-geometry svg:viewBox="0 0 21600 21600" draw:glue-points="10800 0 0 10800 10800 21600 21600 10800" draw:text-areas="0 0 21600 ?f11" draw:mirror-horizontal="false" draw:mirror-vertical="false" draw:type="paper" draw:modifiers="18179.09319899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7" draw:layer="layout" svg:width="1.782cm" svg:height="1.27cm" svg:x="14.458cm" svg:y="16.367cm">
          <text:p text:style-name="P3">Hive </text:p>
          <text:p text:style-name="P3">table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ustom-shape draw:style-name="gr13" draw:text-style-name="P8" xml:id="id7" draw:id="id7" draw:layer="layout" svg:width="2.667cm" svg:height="4.064cm" svg:x="14.081cm" svg:y="14.081cm">
          <text:p text:style-name="P1">HDFS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391.87585577361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4" draw:text-style-name="P9" xml:id="id4" draw:id="id4" draw:layer="layout" svg:width="4.075cm" svg:height="2.638cm" svg:x="6.842cm" svg:y="14.589cm">
          <text:p text:style-name="P1">GRASS Hadoop</text:p>
          <text:p text:style-name="P1">Framework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391.87585577361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15" draw:text-style-name="P10" draw:layer="layout" draw:type="curve" svg:x1="4.434cm" svg:y1="17.218cm" svg:x2="8.879cm" svg:y2="17.227cm" draw:start-shape="id3" draw:start-glue-point="2" draw:end-shape="id4" draw:end-glue-point="2" svg:d="M4434 17218c0 765 4445 760 4445 9" svg:viewBox="0 0 4446 574">
          <text:p/>
        </draw:connector>
        <draw:connector draw:style-name="gr15" draw:text-style-name="P10" draw:layer="layout" draw:type="curve" draw:line-skew="-0.277cm" svg:x1="8.879cm" svg:y1="17.227cm" svg:x2="12.611cm" svg:y2="17.891cm" draw:start-shape="id4" draw:start-glue-point="2" draw:end-shape="id5" draw:end-glue-point="7" svg:d="M8879 17227c0 1332 3732 1000 3732 664" svg:viewBox="0 0 3733 965">
          <text:p/>
        </draw:connector>
        <draw:custom-shape draw:style-name="gr16" draw:text-style-name="P12" draw:layer="layout" svg:width="1.397cm" svg:height="0.762cm" svg:x="7.35cm" svg:y="15.986cm">
          <text:p text:style-name="P11"><text:span text:style-name="T1">hdfs.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draw:layer="layout" svg:width="1.397cm" svg:height="0.762cm" svg:x="9.001cm" svg:y="15.986cm">
          <text:p text:style-name="P11"><text:span text:style-name="T1">hive.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xml:id="id5" draw:id="id5" draw:layer="layout" svg:width="2.055cm" svg:height="1.905cm" svg:x="11.822cm" svg:y="15.986cm">
          <text:p text:style-name="P13"><text:span text:style-name="T1">Hiv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15" xml:id="id6" draw:id="id6" draw:layer="layout" svg:width="2.055cm" svg:height="1.905cm" svg:x="11.822cm" svg:y="14.208cm">
          <text:p text:style-name="P13"><text:span text:style-name="T1">Hadoop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9" draw:text-style-name="P10" draw:layer="layout" draw:type="curve" svg:x1="13.088cm" svg:y1="14.208cm" svg:x2="15.414cm" svg:y2="14.081cm" draw:start-shape="id6" draw:start-glue-point="4" draw:end-shape="id7" draw:end-glue-point="0" svg:d="M13088 14208c0-942 2326-878 2326-127" svg:viewBox="0 0 2327 700">
          <text:p/>
        </draw:connector>
        <draw:connector draw:style-name="gr19" draw:text-style-name="P10" draw:layer="layout" draw:type="curve" svg:x1="11.822cm" svg:y1="17.177cm" svg:x2="11.822cm" svg:y2="15.16cm" draw:start-shape="id5" draw:start-glue-point="6" draw:end-shape="id6" draw:end-glue-point="3" svg:d="M11822 17177c-751 0-751-2017 0-2017" svg:viewBox="0 0 564 2018">
          <text:p/>
        </draw:connector>
        <draw:custom-shape draw:style-name="gr20" draw:text-style-name="P16" draw:layer="layout" svg:width="2.667cm" svg:height="1.016cm" svg:x="3.032cm" svg:y="15.605cm">
          <text:p text:style-name="P3">vector maps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5T11:47:07.388714933</meta:creation-date>
    <dc:date>2016-05-05T12:35:12.574265669</dc:date>
    <meta:editing-duration>PT16M23S</meta:editing-duration>
    <meta:editing-cycles>3</meta:editing-cycles>
    <meta:generator>LibreOffice/5.1.1.1$Linux_X86_64 LibreOffice_project/10m0$Build-1</meta:generator>
    <meta:document-statistic meta:object-count="24"/>
  </office:meta>
</office:document-meta>
</file>